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ardware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Button Head M5 * 8m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ttach 3D Parts to Extrusions</text:p>
          </table:table-cell>
        </table:table-row>
        <table:table-row table:style-name="ro1">
          <table:table-cell office:value-type="string" calcext:value-type="string">
            <text:p>M5 T-Slot Nut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40 Aluminum Extrusi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5 ??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h frame bottom to Extrusions</text:p>
          </table:table-cell>
        </table:table-row>
        <table:table-row table:style-name="ro1">
          <table:table-cell office:value-type="string" calcext:value-type="string">
            <text:p>M5 ???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h frame top to Extrusions</text:p>
          </table:table-cell>
        </table:table-row>
        <table:table-row table:style-name="ro1">
          <table:table-cell office:value-type="string" calcext:value-type="string">
            <text:p>M3 ??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h steppers to stepper holders</text:p>
          </table:table-cell>
        </table:table-row>
        <table:table-row table:style-name="ro1">
          <table:table-cell office:value-type="string" calcext:value-type="string">
            <text:p>M3 ??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h bearing holders to crusher plate</text:p>
          </table:table-cell>
        </table:table-row>
        <table:table-row table:style-name="ro1">
          <table:table-cell office:value-type="string" calcext:value-type="string">
            <text:p>10mm straight rod x 3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de Rods</text:p>
          </table:table-cell>
        </table:table-row>
        <table:table-row table:style-name="ro1">
          <table:table-cell office:value-type="string" calcext:value-type="string">
            <text:p>Nema 17 Stepper motors with 30mm threaded Rod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spbery Pi Z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X computer</text:p>
          </table:table-cell>
        </table:table-row>
        <table:table-row table:style-name="ro1">
          <table:table-cell office:value-type="string" calcext:value-type="string">
            <text:p>Bearing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2 Volt power suppl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 x 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ect PCB Case Front to Back</text:p>
          </table:table-cell>
        </table:table-row>
      </table:table>
      <table:table table:name="3D Print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Rod Hol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me Bott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me T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me B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o Holder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usher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20:49:58.135506075</meta:creation-date>
    <dc:date>2022-11-22T13:21:02.267292166</dc:date>
    <meta:editing-duration>PT25M26S</meta:editing-duration>
    <meta:editing-cycles>4</meta:editing-cycles>
    <meta:generator>LibreOffice/7.3.6.2$Linux_X86_64 LibreOffice_project/30$Build-2</meta:generator>
    <meta:document-statistic meta:table-count="2" meta:cell-count="51" meta:object-count="0"/>
  </office:meta>
</office:document-meta>
</file>